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Normal"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2" style:family="paragraph" style:parent-style-name="Normal">
      <style:text-properties style:font-name="Times New Roman" fo:font-size="12pt" style:font-size-asian="12pt" style:font-name-complex="Times New Roman" style:font-size-complex="12pt"/>
    </style:style>
    <style:style style:name="P3" style:family="paragraph" style:parent-style-name="Normal">
      <style:text-properties fo:color="#ff0000" loext:opacity="100%" style:font-name="Times New Roman" fo:font-size="12pt" style:font-size-asian="12pt" style:font-name-complex="Times New Roman" style:font-size-complex="12pt"/>
    </style:style>
    <style:style style:name="P4" style:family="paragraph" style:parent-style-name="Normal">
      <style:text-properties fo:color="#ff0000" loext:opacity="100%" style:font-name="Times New Roman" fo:font-size="12pt" officeooo:rsid="001b8bfa" officeooo:paragraph-rsid="001b8bfa" style:font-size-asian="12pt" style:font-name-complex="Times New Roman" style:font-size-complex="12pt"/>
    </style:style>
    <style:style style:name="P5" style:family="paragraph" style:parent-style-name="Normal">
      <style:text-properties fo:color="#ff0000" loext:opacity="100%" style:font-name="Times New Roman" fo:font-size="12pt" officeooo:paragraph-rsid="001b8bfa" style:font-size-asian="12pt" style:font-name-complex="Times New Roman" style:font-size-complex="12pt"/>
    </style:style>
    <style:style style:name="P6" style:family="paragraph" style:parent-style-name="Normal">
      <style:text-properties fo:color="#ff0000" loext:opacity="100%" style:font-name="Times New Roman" fo:font-size="12pt" officeooo:rsid="001d3198" officeooo:paragraph-rsid="001b8bfa" style:font-size-asian="12pt" style:font-name-complex="Times New Roman" style:font-size-complex="12pt"/>
    </style:style>
    <style:style style:name="P7" style:family="paragraph" style:parent-style-name="Normal" style:master-page-name="MP0">
      <style:paragraph-properties style:page-number="auto" fo:break-before="page"/>
    </style:style>
    <style:style style:name="P8" style:family="paragraph" style:parent-style-name="List_20_Paragraph" style:list-style-name="L1"/>
    <style:style style:name="P9" style:family="paragraph" style:parent-style-name="List_20_Paragraph" style:list-style-name="L1">
      <style:text-properties fo:color="#2a6099" loext:opacity="100%"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10" style:family="paragraph" style:parent-style-name="List_20_Paragraph" style:list-style-name="L1">
      <style:text-properties fo:color="#2a6099" loext:opacity="100%" style:font-name="Times New Roman" fo:font-size="12pt" fo:font-weight="bold" officeooo:rsid="001b8bfa" officeooo:paragraph-rsid="001b8bfa" style:font-size-asian="12pt" style:font-weight-asian="bold" style:font-name-complex="Times New Roman" style:font-size-complex="12pt" style:font-weight-complex="bold"/>
    </style:style>
    <style:style style:name="P11" style:family="paragraph" style:parent-style-name="List_20_Paragraph" style:list-style-name="L1">
      <style:text-properties fo:color="#ff0000" loext:opacity="100%" style:font-name="Times New Roman" fo:font-size="12pt" officeooo:rsid="001b8bfa" officeooo:paragraph-rsid="001b8bfa" style:font-size-asian="12pt" style:font-name-complex="Times New Roman" style:font-size-complex="12pt"/>
    </style:style>
    <style:style style:name="P12" style:family="paragraph" style:parent-style-name="List_20_Paragraph" style:list-style-name="L1">
      <style:text-properties fo:color="#ff0000" loext:opacity="100%" style:font-name="Times New Roman" fo:font-size="12pt" officeooo:rsid="001b8bfa" officeooo:paragraph-rsid="001ebdf2" style:font-size-asian="12pt" style:font-name-complex="Times New Roman" style:font-size-complex="12pt"/>
    </style:style>
    <style:style style:name="P13" style:family="paragraph" style:parent-style-name="List_20_Paragraph" style:list-style-name="L1">
      <style:text-properties fo:color="#ff0000" loext:opacity="100%" style:font-name="Times New Roman" fo:font-size="12pt" officeooo:rsid="001ebdf2" officeooo:paragraph-rsid="001ebdf2" style:font-size-asian="12pt" style:font-name-complex="Times New Roman" style:font-size-complex="12pt"/>
    </style:style>
    <style:style style:name="P14" style:family="paragraph" style:parent-style-name="List_20_Paragraph" style:list-style-name="L1">
      <style:text-properties fo:color="#ff0000" loext:opacity="100%" style:font-name="Times New Roman" fo:font-size="12pt" style:font-size-asian="12pt" style:font-name-complex="Times New Roman" style:font-size-complex="12pt"/>
    </style:style>
    <style:style style:name="P15" style:family="paragraph" style:parent-style-name="List_20_Paragraph" style:list-style-name="L1">
      <style:text-properties fo:color="#ff0000" loext:opacity="100%" style:font-name="Times New Roman" fo:font-size="12pt" officeooo:rsid="00202338" officeooo:paragraph-rsid="00202338" style:font-size-asian="12pt" style:font-name-complex="Times New Roman" style:font-size-complex="12pt"/>
    </style:style>
    <style:style style:name="P16" style:family="paragraph" style:parent-style-name="List_20_Paragraph" style:list-style-name="L1">
      <style:text-properties style:font-name="Times New Roman" fo:font-size="12pt" officeooo:paragraph-rsid="001b8bfa" style:font-size-asian="12pt" style:font-name-complex="Times New Roman" style:font-size-complex="12pt"/>
    </style:style>
    <style:style style:name="P17" style:family="paragraph" style:parent-style-name="List_20_Paragraph" style:list-style-name="L1">
      <style:text-properties style:font-name="Times New Roman" fo:font-size="12pt" officeooo:rsid="001ebdf2" officeooo:paragraph-rsid="001ebdf2" style:font-size-asian="12pt" style:font-name-complex="Times New Roman" style:font-size-complex="12pt"/>
    </style:style>
    <style:style style:name="P18" style:family="paragraph">
      <style:paragraph-properties fo:margin-left="0cm" fo:margin-right="0cm" fo:margin-top="0cm" fo:margin-bottom="0cm" fo:line-height="107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style:font-name="Times New Roman" fo:font-size="12pt" style:font-size-asian="12pt" style:font-name-complex="Times New Roman" style:font-size-complex="12pt"/>
    </style:style>
    <style:style style:name="T2" style:family="text">
      <style:text-properties fo:color="#ff0000" loext:opacity="100%"/>
    </style:style>
    <style:style style:name="T3" style:family="text">
      <style:text-properties fo:color="#ff0000" loext:opacity="100%" style:font-name="Times New Roman" fo:font-size="12pt" style:font-size-asian="12pt" style:font-name-complex="Times New Roman" style:font-size-complex="12pt"/>
    </style:style>
    <style:style style:name="T4" style:family="text">
      <style:text-properties fo:color="#ff0000" loext:opacity="100%" officeooo:rsid="001b8bfa"/>
    </style:style>
    <style:style style:name="T5" style:family="text">
      <style:text-properties officeooo:rsid="001b8bfa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b8bfa" style:font-weight-asian="bold" style:font-weight-complex="bold"/>
    </style:style>
    <style:style style:name="T8" style:family="text">
      <style:text-properties fo:color="#000000" loext:opacity="100%" fo:font-weight="bold" style:font-weight-asian="bold" style:font-weight-complex="bold"/>
    </style:style>
    <style:style style:name="T9" style:family="text">
      <style:text-properties fo:color="#2a6099" loext:opacity="100%" fo:font-weight="bold" style:font-weight-asian="bold" style:font-weight-complex="bold"/>
    </style:style>
    <style:style style:name="T10" style:family="text">
      <style:text-properties fo:color="#2a6099" loext:opacity="100%" fo:font-weight="bold" officeooo:rsid="001b8bfa" style:font-weight-asian="bold" style:font-weight-complex="bold"/>
    </style:style>
    <style:style style:name="T11" style:family="text">
      <style:text-properties fo:color="#2a6099" loext:opacity="100%"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T12" style:family="text">
      <style:text-properties fo:color="#2a6099" loext:opacity="100%" style:font-name="Times New Roman" fo:font-size="12pt" fo:font-weight="bold" officeooo:rsid="001b8bfa" style:font-size-asian="12pt" style:font-weight-asian="bold" style:font-name-complex="Times New Roman" style:font-size-complex="12pt" style:font-weight-complex="bold"/>
    </style:style>
    <style:style style:name="T13" style:family="text">
      <style:text-properties fo:color="#2a6099" loext:opacity="100%" officeooo:rsid="001b8bfa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b8bfa" style:font-weight-asian="normal" style:font-weight-complex="normal"/>
    </style:style>
    <style:style style:name="T16" style:family="text">
      <style:text-properties officeooo:rsid="001ebdf2"/>
    </style:style>
    <style:style style:name="T17" style:family="text">
      <style:text-properties fo:background-color="#ffff00" loext:char-shading-value="0"/>
    </style:style>
    <style:style style:name="T18" style:family="text">
      <style:text-properties officeooo:rsid="00202338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WW_5f_CharLFO2LVL1" loext:num-list-format="%1%" text:bullet-char="•">
        <style:list-level-properties text:list-level-position-and-space-mode="label-alignment">
          <style:list-level-label-alignment text:label-followed-by="listtab" fo:text-indent="-1.27cm" fo:margin-left="1.905cm"/>
        </style:list-level-properties>
        <style:text-properties style:font-name="Times New Roman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Default_20_Paragraph_20_Font"><text:span text:style-name="T1">Target journal: </text:span></text:span><text:span text:style-name="Default_20_Paragraph_20_Font"><text:span text:style-name="T3">Name (Impact Factor or CiteScore) url of author guide</text:span></text:span></text:p>
      <text:p text:style-name="Normal"><text:span text:style-name="Default_20_Paragraph_20_Font"><text:span text:style-name="T1">Alternative journals (1): </text:span></text:span><text:span text:style-name="Default_20_Paragraph_20_Font"><text:span text:style-name="T3">Name (Impact Factor or CiteScore) url of author guide</text:span></text:span></text:p>
      <text:p text:style-name="Normal"><text:span text:style-name="Default_20_Paragraph_20_Font"><text:span text:style-name="T1">Alternative journals (2): </text:span></text:span><text:span text:style-name="Default_20_Paragraph_20_Font"><text:span text:style-name="T3">Name (Impact Factor or CiteScore) url of author guide</text:span></text:span></text:p>
      <text:p text:style-name="P2"/>
      <text:p text:style-name="P2">5 Reviewers:</text:p>
      <text:p text:style-name="P3">1.<text:tab/>Name, Affiliation, institutional email, reason</text:p>
      <text:p text:style-name="P3">2.<text:tab/>Name, Affiliation, institutional email, reason</text:p>
      <text:p text:style-name="P3">3.<text:tab/>Name, Affiliation, institutional email, reason</text:p>
      <text:p text:style-name="P3">4.<text:tab/>Name, Affiliation, institutional email, reason</text:p>
      <text:p text:style-name="P3">5.<text:tab/>Name, Affiliation, institutional email, reason</text:p>
      <text:p text:style-name="P2"/>
      <text:p text:style-name="P3"><text:span text:style-name="T8">Title:</text:span> <office:annotation office:name="__Annotation__515_2815504789" loext:resolved="false"><dc:creator>Unknown Author</dc:creator><dc:date>2024-01-29T10:03:01.837000000</dc:date><text:p text:style-name="P18"><text:span text:style-name="T19">Most generic name</text:span></text:p></office:annotation>Design of Interlocking Microconnectors for Fused Filament Fabrication<office:annotation-end office:name="__Annotation__515_2815504789"/></text:p>
      <text:p text:style-name="P3"/>
      <text:p text:style-name="P4">Cameron K. Brooks</text:p>
      <text:p text:style-name="P5">Department of Electrical &amp; Computer Engineering, Western University, London, ON N6A 5B9, Canada</text:p>
      <text:p text:style-name="P6">cbrook49@uwo.ca</text:p>
      <text:p text:style-name="P2"/>
      <text:p text:style-name="P1">Introduction</text:p>
      <text:list text:style-name="L1">
        <text:list-item>
          <text:p text:style-name="P9">Tell the “story” of your article in short bullets &lt;10 <text:span text:style-name="T15">(</text:span><text:span text:style-name="T14">no sentences</text:span><text:span text:style-name="T15">)</text:span></text:p>
          <text:list>
            <text:list-item>
              <text:p text:style-name="P11">Development of tessellation script in OpenSCAD</text:p>
              <text:list>
                <text:list-item>
                  <text:p text:style-name="P11">Utilizes geometric algorithms for interlocking designs</text:p>
                </text:list-item>
                <text:list-item>
                  <text:p text:style-name="P11">Scripting for automatic generation of tessellation patterns</text:p>
                </text:list-item>
              </text:list>
            </text:list-item>
            <text:list-item>
              <text:p text:style-name="P11">Allows creation of millimeter-scale, interlocking structures</text:p>
            </text:list-item>
            <text:list-item>
              <text:p text:style-name="P11">Fully parametric, scalable, customizable</text:p>
              <text:list>
                <text:list-item>
                  <text:p text:style-name="P11">User-defined parameters for size and shape</text:p>
                </text:list-item>
                <text:list-item>
                  <text:p text:style-name="P11">Adaptable for various design requirements</text:p>
                </text:list-item>
              </text:list>
            </text:list-item>
            <text:list-item>
              <text:p text:style-name="P11">Compatible with various 3D printing materials</text:p>
            </text:list-item>
            <text:list-item>
              <text:p text:style-name="P15">Characterization of the engagement/disengagement forces as a function of design and manufacturing parameters</text:p>
            </text:list-item>
            <text:list-item>
              <text:p text:style-name="P11">Potential in diverse applications</text:p>
              <text:list>
                <text:list-item>
                  <text:p text:style-name="P13">Robotics and manufacturing</text:p>
                  <text:list>
                    <text:list-item>
                      <text:p text:style-name="P13">Ideal for creating joints in robotic limbs with adjustable resistance</text:p>
                      <text:list>
                        <text:list-item>
                          <text:p text:style-name="P13"><text:soft-page-break/>Useful in assembly lines for quick attachment or detachment of components</text:p>
                        </text:list-item>
                        <text:list-item>
                          <text:p text:style-name="P13">Facilitates the production of customizable, modular machinery parts</text:p>
                        </text:list-item>
                      </text:list>
                    </text:list-item>
                    <text:list-item>
                      <text:p text:style-name="P13">Mounting components: they are particularly useful for electronic assemblies </text:p>
                      <text:list>
                        <text:list-item>
                          <text:p text:style-name="P13">Allows for easy assembly and disassembly of electronic components in enclosures</text:p>
                        </text:list-item>
                        <text:list-item>
                          <text:p text:style-name="P13">Suitable for mounting PCBs (Printed Circuit Boards) in housings without screws</text:p>
                        </text:list-item>
                        <text:list-item>
                          <text:p text:style-name="P13">Facilitates modular design in consumer electronics, allowing for easy upgrades or repairs</text:p>
                        </text:list-item>
                        <text:list-item>
                          <text:p text:style-name="P13">Useful in automotive electronics for attaching control units or sensors</text:p>
                        </text:list-item>
                        <text:list-item>
                          <text:p text:style-name="P13">Ideal for creating customizable, snap-fit casings for small gadgets or wearable tech</text:p>
                        </text:list-item>
                      </text:list>
                    </text:list-item>
                  </text:list>
                </text:list-item>
                <text:list-item>
                  <text:p text:style-name="P13">Medical</text:p>
                  <text:list>
                    <text:list-item>
                      <text:p text:style-name="P13">Similar to Velcro but offers a more secure, non-sliding interlock:</text:p>
                      <text:list>
                        <text:list-item>
                          <text:p text:style-name="P13">Provides sterility and ease of cleaning due to its non-fibrous nature, unlike Velcro.</text:p>
                        </text:list-item>
                        <text:list-item>
                          <text:p text:style-name="P13">Ensures a reliable lock that is critical in medical environments.</text:p>
                        </text:list-item>
                      </text:list>
                    </text:list-item>
                    <text:list-item>
                      <text:p text:style-name="P13">Can be used in designing prosthetic limbs for secure yet adjustable fitting</text:p>
                      <text:list>
                        <text:list-item>
                          <text:p text:style-name="P13">Custom-designed to separate at a predetermined force, preventing injury at the attachment point.</text:p>
                        </text:list-item>
                        <text:list-item>
                          <text:p text:style-name="P13">Enables patients to easily adjust or remove their prosthetics as needed, enhancing comfort.</text:p>
                        </text:list-item>
                      </text:list>
                    </text:list-item>
                    <text:list-item>
                      <text:p text:style-name="P13">Ideal for creating detachable components in medical equipment</text:p>
                      <text:list>
                        <text:list-item>
                          <text:p text:style-name="P13">Attachable surfaces on diagnostic devices, allowing for easy swapping of sensors or probes.</text:p>
                        </text:list-item>
                        <text:list-item>
                          <text:p text:style-name="P13">Modular components in portable medical kits, facilitating quick assembly and disassembly.</text:p>
                        </text:list-item>
                        <text:list-item>
                          <text:p text:style-name="P13">Interchangeable parts in patient monitoring equipment, such as different types of biosensors.</text:p>
                        </text:list-item>
                      </text:list>
                    </text:list-item>
                    <text:list-item>
                      <text:p text:style-name="P13">Potential in surgical tools for modular end-effectors or handles</text:p>
                      <text:list>
                        <text:list-item>
                          <text:p text:style-name="P13">give realistic examples or specifics for thi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">Why is <text:span text:style-name="T5">this</text:span> important?</text:p>
          <text:list>
            <text:list-item>
              <text:p text:style-name="P12">Enab<text:span text:style-name="T18">les </text:span>the creation of interlocking parts that are easily customizable and scalable</text:p>
            </text:list-item>
            <text:list-item>
              <text:p text:style-name="P12"><text:span text:style-name="T16">E</text:span>nhances product customization<text:span text:style-name="T16"> </text:span><text:span text:style-name="T18">as an integrated part</text:span></text:p>
            </text:list-item>
            <text:list-item>
              <text:p text:style-name="P13">Simplified Assembly Process:</text:p>
              <text:list>
                <text:list-item>
                  <text:p text:style-name="P13">Parts easily snap together.</text:p>
                </text:list-item>
                <text:list-item>
                  <text:p text:style-name="P13"><text:soft-page-break/>Reduces need for extra fastening materials/tools.</text:p>
                </text:list-item>
                <text:list-item>
                  <text:p text:style-name="P13">Faster, cost-effective assembly</text:p>
                </text:list-item>
              </text:list>
            </text:list-item>
            <text:list-item>
              <text:p text:style-name="P13">Works at scale from local manufacturing to mass production (mass 3D printing, print farm), injection molding of polymer, metal casting, etc)</text:p>
            </text:list-item>
            <text:list-item>
              <text:p text:style-name="P15">Simple mechanism of engagement and disengagement → young, elderly, disabled</text:p>
            </text:list-item>
          </text:list>
        </text:list-item>
        <text:list-item>
          <text:p text:style-name="P9"><text:span text:style-name="T5">K</text:span>nowledge <text:span text:style-name="T5">this work is providing</text:span></text:p>
          <text:list>
            <text:list-item>
              <text:p text:style-name="P12">Novel approach to manufacturing interlocking parts <text:span text:style-name="T16">through the a</text:span>pplication of <text:span text:style-name="T16">g</text:span>eometric <text:span text:style-name="T16">al</text:span>gorithms:</text:p>
              <text:list>
                <text:list-item>
                  <text:p text:style-name="P12">Practical use of complex algorithms in manufacturing.</text:p>
                </text:list-item>
                <text:list-item>
                  <text:p text:style-name="P12">Bridges abstract mathematics with engineering.</text:p>
                </text:list-item>
              </text:list>
            </text:list-item>
            <text:list-item>
              <text:p text:style-name="P12">Sustainable Manufacturing:</text:p>
              <text:list>
                <text:list-item>
                  <text:p text:style-name="P12">Reduces material waste and fastening components.</text:p>
                </text:list-item>
                <text:list-item>
                  <text:p text:style-name="P12">resource efficiency.</text:p>
                </text:list-item>
              </text:list>
            </text:list-item>
            <text:list-item>
              <text:p text:style-name="P12"><text:span text:style-name="T16">E</text:span>xpanding 3D Printing Capabilities:</text:p>
              <text:list>
                <text:list-item>
                  <text:p text:style-name="P12">Challenges traditional limits of 3D printing.</text:p>
                </text:list-item>
                <text:list-item>
                  <text:p text:style-name="P12"><text:span text:style-name="T16">Automatically p</text:span>roduces dynamic, adjustable interlocking systems <text:span text:style-name="T18">from simple intuitive parameters</text:span>.</text:p>
                </text:list-item>
              </text:list>
            </text:list-item>
          </text:list>
        </text:list-item>
        <text:list-item>
          <text:p text:style-name="P14"><text:span text:style-name="T9">Why is </text:span><text:span text:style-name="T10">this</text:span><text:span text:style-name="T9"> work different/new?</text:span> <text:span text:style-name="T13">Identify key references</text:span></text:p>
          <text:list>
            <text:list-item>
              <text:p text:style-name="P15">Open source, application ready, intuitive/user-friendly</text:p>
            </text:list-item>
            <text:list-item>
              <text:p text:style-name="P12">Unique geometric interlocking via a script, adaptable to multiple materials</text:p>
            </text:list-item>
            <text:list-item>
              <text:p text:style-name="P13">Multiple patterns that can be applied and leveraged through the generalized vector based algorithm</text:p>
            </text:list-item>
          </text:list>
        </text:list-item>
        <text:list-item>
          <text:p text:style-name="P14"><text:span text:style-name="T9">Link to literature review on Appropedia:</text:span><text:span text:style-name="T6"> </text:span><text:span text:style-name="T7">link</text:span></text:p>
        </text:list-item>
      </text:list>
      <text:p text:style-name="P2"/>
      <text:p text:style-name="P1">Methods</text:p>
      <text:list text:continue-numbering="true" text:style-name="L1">
        <text:list-item>
          <text:p text:style-name="P9"><text:span text:style-name="T5">E</text:span>xperiment/simulation/theory <text:span text:style-name="T5">used</text:span></text:p>
          <text:list>
            <text:list-item>
              <text:p text:style-name="P13">Experiment based on physical 3D printing and testing <text:s/></text:p>
            </text:list-item>
            <text:list-item>
              <text:p text:style-name="P13">Relevant sta<text:span text:style-name="T18">ndards for tensile testing:</text:span></text:p>
              <text:list>
                <text:list-item>
                  <text:p text:style-name="P13"><text:a xlink:type="simple" xlink:href="https://uwoca.sharepoint.com/:b:/s/fast/EdQEOcLRmO5JoQJXQJu4eJYBQdYdYiF6B40N3qcOMPRkdw?e=fyizyd" text:style-name="Internet_20_link" text:visited-style-name="Visited_20_Internet_20_Link">ASTM_D7142-05(2021).pdf</text:a> </text:p>
                </text:list-item>
                <text:list-item>
                  <text:p text:style-name="P13"><text:a xlink:type="simple" xlink:href="https://uwoca.sharepoint.com/:b:/s/fast/EbGpGdmFc1NAqk9rRYDXsu4BLaK6iBW5PP84PbZa1hGC2A?e=gcN1Mb" text:style-name="Internet_20_link" text:visited-style-name="Visited_20_Internet_20_Link">ASTM_D4846-96(2021).pdf</text:a> </text:p>
                </text:list-item>
                <text:list-item>
                  <text:p text:style-name="P13"><text:a xlink:type="simple" xlink:href="https://uwoca.sharepoint.com/:b:/s/fast/EccJ8atbugJChK_fD2ldpNsBaQi5KsWO5K7dJqRLbPZ7ZA?e=NunCo6" text:style-name="Internet_20_link" text:visited-style-name="Visited_20_Internet_20_Link">ASTM_D2050-23.pdf</text:a> </text:p>
                </text:list-item>
              </text:list>
            </text:list-item>
          </text:list>
        </text:list-item>
        <text:list-item>
          <text:p text:style-name="P10">Variables investigated</text:p>
          <text:list>
            <text:list-item>
              <text:p text:style-name="P12">Material combinations</text:p>
            </text:list-item>
            <text:list-item>
              <text:p text:style-name="P12"><text:span text:style-name="T16">T</text:span>essellation <text:span text:style-name="T16">geometry (shapes)</text:span></text:p>
            </text:list-item>
            <text:list-item>
              <text:p text:style-name="P12"><text:span text:style-name="T16">Size </text:span>scale </text:p>
            </text:list-item>
            <text:list-item>
              <text:p text:style-name="P13">Number and arrangement of shapes</text:p>
            </text:list-item>
          </text:list>
        </text:list-item>
        <text:list-item>
          <text:p text:style-name="P9">Equipment used (vendor, location)</text:p>
          <text:list>
            <text:list-item>
              <text:p text:style-name="P13">Prusa MK4 (3D printer)</text:p>
            </text:list-item>
            <text:list-item>
              <text:p text:style-name="P13">Tensile testing machine [Make/Model, <text:span text:style-name="T18">ICFAR London, ON</text:span>]</text:p>
            </text:list-item>
          </text:list>
        </text:list-item>
        <text:list-item>
          <text:p text:style-name="P9">Software used (version, link)</text:p>
          <text:list>
            <text:list-item>
              <text:p text:style-name="P13">OpenSCAD (scripting language to generate geometry)</text:p>
            </text:list-item>
            <text:list-item>
              <text:p text:style-name="P13"><text:soft-page-break/>PrusaSlicer (slicing to 3D print)</text:p>
            </text:list-item>
            <text:list-item>
              <text:p text:style-name="P13">Python (data analysis)</text:p>
            </text:list-item>
          </text:list>
        </text:list-item>
        <text:list-item>
          <text:p text:style-name="P9">Materials used (vendor, location)</text:p>
          <text:list>
            <text:list-item>
              <text:p text:style-name="P13">FFF → maker community, low frequency engagement and disengagement such as mounting; larger scale connectors</text:p>
              <text:list>
                <text:list-item>
                  <text:p text:style-name="P12"><text:span text:style-name="T16">Rigid: PLA, PETG, Polycarbonate</text:span></text:p>
                </text:list-item>
                <text:list-item>
                  <text:p text:style-name="P13">Flex: TPU, TPE, TPA</text:p>
                </text:list-item>
              </text:list>
            </text:list-item>
            <text:list-item>
              <text:p text:style-name="P13">Resin → medical, manufacturing, anything where durability, repeatability, and/or reliability is paramount, high frequency of engagement and disengagement; smaller scale connectors</text:p>
              <text:list>
                <text:list-item>
                  <text:p text:style-name="P13">Normal resin</text:p>
                </text:list-item>
                <text:list-item>
                  <text:p text:style-name="P13">Tough resin</text:p>
                </text:list-item>
                <text:list-item>
                  <text:p text:style-name="P13">Flexible resin</text:p>
                </text:list-item>
                <text:list-item>
                  <text:p text:style-name="P17"><text:span text:style-name="T2">[we should have all these already – Prusament Resin: </text:span><text:a xlink:type="simple" xlink:href="https://www.prusa3d.com/product/prusament-resin-flex80-black-1kg/" text:style-name="Internet_20_link" text:visited-style-name="Visited_20_Internet_20_Link">Flex80</text:a><text:span text:style-name="T2">, </text:span><text:a xlink:type="simple" xlink:href="https://www.prusa3d.com/product/prusament-resin-tough-anthracite-grey-1kg-2/" text:style-name="Internet_20_link" text:visited-style-name="Visited_20_Internet_20_Link">Tough</text:a><text:span text:style-name="T2">, </text:span><text:a xlink:type="simple" xlink:href="https://www.prusa3d.com/product/prusament-resin-model-neutral-beige-1kg/" text:style-name="Internet_20_link" text:visited-style-name="Visited_20_Internet_20_Link">Model</text:a><text:span text:style-name="T2">]</text:span></text:p>
                </text:list-item>
              </text:list>
            </text:list-item>
          </text:list>
        </text:list-item>
      </text:list>
      <text:p text:style-name="P1">Results</text:p>
      <text:list text:continue-numbering="true" text:style-name="L1">
        <text:list-item>
          <text:p text:style-name="P8"><text:span text:style-name="Default_20_Paragraph_20_Font"><text:span text:style-name="T11">What </text:span></text:span><text:span text:style-name="Default_20_Paragraph_20_Font"><text:span text:style-name="T12">will the</text:span></text:span><text:span text:style-name="Default_20_Paragraph_20_Font"><text:span text:style-name="T11"> results look like (e.g. kinds of tables or graphs)?</text:span></text:span></text:p>
          <text:list>
            <text:list-item>
              <text:p text:style-name="P11"><text:span text:style-name="Default_20_Paragraph_20_Font"><text:s text:c="4"/>Tables: Material combination vs. tensile strength, durability</text:span></text:p>
            </text:list-item>
            <text:list-item>
              <text:p text:style-name="P11"><text:span text:style-name="Default_20_Paragraph_20_Font"><text:s text:c="4"/>Graphs: Stress-strain curves, interlocking efficiency across scales</text:span></text:p>
            </text:list-item>
            <text:list-item>
              <text:p text:style-name="P16"><text:span text:style-name="Default_20_Paragraph_20_Font"><text:span text:style-name="T4"><text:s text:c="4"/>Comparative analysis: Different tessellation shapes and their performance</text:span></text:span></text:p>
            </text:list-item>
          </text:list>
        </text:list-item>
      </text:list>
      <text:p text:style-name="P1">Discussion</text:p>
      <text:list text:continue-numbering="true" text:style-name="L1">
        <text:list-item>
          <text:p text:style-name="P9"><text:span text:style-name="T5">M</text:span>ain points <text:span text:style-name="T5">about the</text:span> data</text:p>
          <text:list>
            <text:list-item>
              <text:p text:style-name="P11">Interpretation of tensile test data: Strength and durability of interlocks</text:p>
            </text:list-item>
            <text:list-item>
              <text:p text:style-name="P11">Material behavior analysis: Performance of rigid-flex, flex-flex combinations</text:p>
            </text:list-item>
            <text:list-item>
              <text:p text:style-name="P11">Scale impact: Effectiveness of tessellation at various sizes</text:p>
            </text:list-item>
            <text:list-item>
              <text:p text:style-name="P11">Application potential: Suitability for specific industries or products</text:p>
            </text:list-item>
            <text:list-item>
              <text:p text:style-name="P11">Open-source impact: Community engagement and iterative development feedback</text:p>
            </text:list-item>
          </text:list>
        </text:list-item>
      </text:list>
      <text:p text:style-name="P1">Conclusions</text:p>
      <text:p text:style-name="P2"/>
      <text:p text:style-name="P1">References</text:p>
      <text:p text:style-name="P4">Insert Zoter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7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1.27cm" fo:margin-top="0cm" fo:margin-bottom="0.282cm" style:contextual-spacing="true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fo:color="#ff0000" loext:opacity="100%" style:font-name="Times New Roman" fo:font-family="'Times New Roman'" style:font-family-generic="roman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2LVL2" style:display-name="WW_CharLFO2LVL2" style:family="text">
      <style:text-properties fo:color="#c9211e" loext:opacity="100%"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fo:color="#c9211e" loext:opacity="100%"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Times New Roman" fo:font-family="'Times New Roman'" style:font-family-generic="roman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Times New Roman" fo:font-family="'Times New Roman'" style:font-family-generic="roman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1.2$Windows_X86_64 LibreOffice_project/f5defcebd022c5bc36bbb79be232cb6926d8f674</meta:generator>
    <dc:title/>
    <dc:description/>
    <dc:subject/>
    <meta:initial-creator>Joshua Pearce</meta:initial-creator>
    <meta:creation-date>2023-07-26T14:00:00Z</meta:creation-date>
    <dc:date>2024-01-29T13:23:25.348000000</dc:date>
    <meta:editing-cycles>4</meta:editing-cycles>
    <meta:editing-duration>PT8H17M7S</meta:editing-duration>
    <meta:document-statistic meta:table-count="0" meta:image-count="0" meta:object-count="0" meta:page-count="4" meta:paragraph-count="115" meta:word-count="884" meta:character-count="6116" meta:non-whitespace-character-count="5422"/>
    <meta:template xlink:type="simple" xlink:actuate="onRequest" xlink:title="" xlink:href="../FAST-outline.odt/Normal"/>
  </office:meta>
</office:document-meta>
</file>